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text-properties style:text-underline-style="none"/>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9" style:family="paragraph" style:parent-style-name="Standard" style:list-style-name="L1">
      <style:paragraph-properties fo:text-align="start" style:justify-single-word="false"/>
      <style:text-properties fo:font-weight="normal" style:font-weight-asian="normal" style:font-weight-complex="normal"/>
    </style:style>
    <style:style style:name="P10" style:family="paragraph" style:parent-style-name="Standard" style:list-style-name="L2"/>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RELIGION and HISTORY:</text:p>
      <text:p text:style-name="P1"/>
      <text:p text:style-name="P4"><text:span text:style-name="T2">One important note before everything </text:span>– Religion is not the main focus of Rolan's Quest, nor the Matron and the Outsider. The focus of the game is in the characters and their growth. </text:p>
      <text:p text:style-name="P3"/>
      <text:p text:style-name="P2">I. A WORLD THAT FORGOT:</text:p>
      <text:p text:style-name="P3"/>
      <text:p text:style-name="Standard">The idea of religion in the world of RQ is that it was widely practiced in the old times where people worshiped the Matron while she still lived among them. However, after the Shattering, the practice of religion slowly vanished since people believed that the Matron and the Outsider was destroyed with the Monolith that they were imprisoned in. </text:p>
      <text:p text:style-name="Standard"/>
      <text:p text:style-name="P5">This means there's no organized religion in the world, and no believers at all. </text:p>
      <text:p text:style-name="Standard"/>
      <text:p text:style-name="Standard">People are still aware of the religion's ideas, mind you - that the Matron was good and the Outsider was evil, they just don't believe it anymore for several reasons – they believed both died inside the Shattered monolith and the proof of the Matron's existence and the Outsider's have disappeared and since it happened way back, it sounded like a fairy tale. So in short, <text:span text:style-name="T1">the people in our game are atheists. </text:span></text:p>
      <text:p text:style-name="P7"/>
      <text:p text:style-name="P5">It's like these days where nobody believes the Greek Gods anymore because their story sounds too absurd. </text:p>
      <text:p text:style-name="Standard"/>
      <text:p text:style-name="Standard"><text:span text:style-name="T2">Exception</text:span> - <text:s/>some places have their own religion, like the North who honors Prometheus and his fire. Some places adhere to strict code of conduct like the East instead of believing in deities. </text:p>
      <text:p text:style-name="Standard"/>
      <text:p text:style-name="P2">Why say no to Religion: </text:p>
      <text:list xml:id="list8607522980108415060" text:style-name="L1">
        <text:list-item>
          <text:p text:style-name="P9">It's a cliché theme on RPGs</text:p>
        </text:list-item>
        <text:list-item>
          <text:p text:style-name="P9">It distracts on the main point of the story – the characters' growth</text:p>
        </text:list-item>
        <text:list-item>
          <text:p text:style-name="P9">People will start to assume that the Matron and the Outsider will appear in the game if we have people worship them since this was done in many RPGs before us. This defeats the purpose of the twist at the end when the Dark Lord reveals that's his plan. </text:p>
        </text:list-item>
        <text:list-item>
          <text:p text:style-name="P9">This indifference on religion is perfect because it allows Rolan to gain possession of the Divine Crystals because a crystal is still precious enough to be worth something, but no one treasures them because of religious reasons which would make it unobtainable. It's the difference between going inside the Vatican and asking to gain possession of a religious artifact in exchange for a few favors as opposed to asking a man if he would trade his beautiful jewelry in exchange for favors. One is a virtually impossible task, the other is hard but is a slightly more obtainable goal. </text:p>
        </text:list-item>
      </text:list>
      <text:p text:style-name="P3"/>
      <text:p text:style-name="P8">So bottom line, no churches, priests, monks or any other common religious themes in the world of RQ.</text:p>
      <text:p text:style-name="P3"/>
      <text:p text:style-name="P3"/>
      <text:p text:style-name="P2">II. In place of Priests:</text:p>
      <text:p text:style-name="P3"/>
      <text:p text:style-name="P3">Rolan, on rare occasions, will find out about the concepts of the Matron and the Outsider through Scholars and Historians. They will leave a trail of breadcrumbs for Rolan to follow and get more ideas about the deities and the history behind them. There will not be a lot of information to go around <text:soft-page-break/>though. </text:p>
      <text:p text:style-name="P3"/>
      <text:p text:style-name="P3">T<text:span text:style-name="T3">he Scholars try to uncover the past not because they believe it, but because they're interested how the people of the past coped with natural concepts they can't grasp and attributed it to supernatural beings. </text:span></text:p>
      <text:p text:style-name="P5"/>
      <text:p text:style-name="P6">In the quest named “The Frazzled Historian”, you will encounter the only historian named Bertrand who keeps an open mind. He puts it this way: “Most scholars forget that it's not our job to believe or disprove, but only to record.”</text:p>
      <text:p text:style-name="P2"/>
      <text:p text:style-name="Standard">Very few sources, outside of Historians, and ancient texts will provide information about the Matron and the Outsider. But all of these few hints are included in Rolan's main quests so the player wouldn't miss it. </text:p>
      <text:p text:style-name="Standard"/>
      <text:p text:style-name="Standard"><text:span text:style-name="T2">WHY PUT FEW REFERENCES?</text:span> </text:p>
      <text:list xml:id="list7206882347895550737" text:style-name="L2">
        <text:list-item>
          <text:p text:style-name="P10">It puts players' minds to work and we play the “Will they or won't they” mindgames. Will they or will they not put these characters in the game itself? Is this info useful or just a bunch of backstories? If we put a lot of backstories, it becomes obvious really quick. </text:p>
        </text:list-item>
        <text:list-item>
          <text:p text:style-name="P10">This subdued mentioning of the Matron and the Outsider is perfect because it potentially misdirects the player into thinking that since these two deities are already “dead”, they're only parts of ancient history, just bits of backstory scattered throughout to impart flavor in the game. Then once the Dark Lord reveals his true plans in the endgame, it will be a genuine surprise to see that you're going to fight “the guy from the scriptures.”</text:p>
          <text:p text:style-name="P10"/>
        </text:list-item>
      </text:list>
      <text:p text:style-name="Standard"/>
      <text:p text:style-name="P2">III. The exceptions:</text:p>
      <text:p text:style-name="Standard"/>
      <text:p text:style-name="Standard">Only two people know that the two deities still exist - the Dark Lord and Malekev.</text:p>
      <text:p text:style-name="Standard"/>
      <text:p text:style-name="Standard">Rolan doesn't really know that much about the deities. All he knows is the Dark Lord wants the crystals so he has to get to them first so foil whatever plan he has. The crystals doesn't even have any type of power when he obtains them, so in a sense, he doesn't believe it as well. </text:p>
      <text:p text:style-name="Standard"/>
      <text:p text:style-name="Standard">Lulu only believes in the power of the Neutral crystal to gain the power of the Monolith, a lie that the Dark Lord told to her. </text:p>
      <text:p text:style-name="Standard"/>
      <text:p text:style-name="Standard"/>
      <text:p text:style-name="P4"><text:span text:style-name="T2">Important note –</text:span> We should imply through the very few conversations, ancient texts and heresay that the Matron and the Outsider are only stories of the primitive world. We should make the people of the world as disconnected to them as possible to misdirect the player into thinking that they're just fairy tales. This is to further strengthen the twist that the Dark Lord is not the final boss, but the Outsider. </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12:08:29.18</meta:creation-date>
    <dc:date>2015-03-03T11:53:58.62</dc:date>
    <meta:editing-duration>PT3H26M23S</meta:editing-duration>
    <meta:editing-cycles>222</meta:editing-cycles>
    <meta:generator>OpenOffice.org/3.4.1$Win32 OpenOffice.org_project/341m1$Build-9593</meta:generator>
    <meta:document-statistic meta:table-count="0" meta:image-count="0" meta:object-count="0" meta:page-count="2" meta:paragraph-count="27" meta:word-count="908" meta:character-count="5071"/>
  </office:meta>
</office:document-meta>
</file>